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 style:list-style-name=""/>
    <style:style style:name="P2" style:family="paragraph" style:parent-style-name="Standard" style:list-style-name="L1"/>
    <style:style style:name="P3" style:family="paragraph" style:parent-style-name="Standard" style:list-style-name="L2">
      <style:text-properties officeooo:rsid="0013493b" officeooo:paragraph-rsid="0013493b"/>
    </style:style>
    <style:style style:name="P4" style:family="paragraph" style:parent-style-name="Standard">
      <style:text-properties officeooo:rsid="0013493b" officeooo:paragraph-rsid="0013493b"/>
    </style:style>
    <style:style style:name="P5" style:family="paragraph" style:parent-style-name="Standard">
      <style:text-properties officeooo:rsid="0011d115" officeooo:paragraph-rsid="0011d115"/>
    </style:style>
    <style:style style:name="P6" style:family="paragraph" style:parent-style-name="Standard">
      <style:text-properties officeooo:rsid="001441b8" officeooo:paragraph-rsid="001441b8"/>
    </style:style>
    <style:style style:name="P7" style:family="paragraph" style:parent-style-name="Standard">
      <style:text-properties officeooo:paragraph-rsid="0013493b"/>
    </style:style>
    <style:style style:name="P8" style:family="paragraph" style:parent-style-name="Standard">
      <style:text-properties officeooo:paragraph-rsid="0016cd56"/>
    </style:style>
    <style:style style:name="P9" style:family="paragraph" style:parent-style-name="Standard">
      <style:text-properties officeooo:rsid="001abf88" officeooo:paragraph-rsid="001abf88"/>
    </style:style>
    <style:style style:name="P10" style:family="paragraph" style:parent-style-name="Standard">
      <style:text-properties officeooo:paragraph-rsid="0022e01b"/>
    </style:style>
    <style:style style:name="P11" style:family="paragraph" style:parent-style-name="Standard">
      <style:text-properties officeooo:paragraph-rsid="001abf88"/>
    </style:style>
    <style:style style:name="P12" style:family="paragraph" style:parent-style-name="Standard">
      <style:text-properties officeooo:rsid="0023e9ac" officeooo:paragraph-rsid="0023e9ac"/>
    </style:style>
    <style:style style:name="P13" style:family="paragraph" style:parent-style-name="Text_20_body">
      <style:paragraph-properties fo:text-align="end" style:justify-single-word="false"/>
      <style:text-properties officeooo:rsid="002a23bc" officeooo:paragraph-rsid="002a23bc"/>
    </style:style>
    <style:style style:name="P14" style:family="paragraph" style:parent-style-name="Text_20_body">
      <style:paragraph-properties fo:margin-top="0in" fo:margin-bottom="0in" loext:contextual-spacing="false"/>
    </style:style>
    <style:style style:name="T1" style:family="text">
      <style:text-properties officeooo:rsid="0018a8d2"/>
    </style:style>
    <style:style style:name="T2" style:family="text">
      <style:text-properties officeooo:rsid="001abf88"/>
    </style:style>
    <style:style style:name="T3" style:family="text">
      <style:text-properties officeooo:rsid="001f19e2"/>
    </style:style>
    <style:style style:name="T4" style:family="text">
      <style:text-properties officeooo:rsid="0021139d"/>
    </style:style>
    <style:style style:name="T5" style:family="text">
      <style:text-properties officeooo:rsid="0022e01b"/>
    </style:style>
    <style:style style:name="T6" style:family="text">
      <style:text-properties officeooo:rsid="0024c90a"/>
    </style:style>
    <style:style style:name="T7" style:family="text">
      <style:text-properties officeooo:rsid="0026eff2"/>
    </style:style>
    <style:style style:name="T8" style:family="text">
      <style:text-properties officeooo:rsid="002db89f"/>
    </style:style>
    <style:style style:name="T9" style:family="text">
      <style:text-properties fo:language="sv" fo:country="SE"/>
    </style:style>
    <style:style style:name="T10" style:family="text">
      <style:text-properties officeooo:rsid="002def58"/>
    </style:style>
    <style:style style:name="T11" style:family="text">
      <style:text-properties officeooo:rsid="002e19f8"/>
    </style:style>
    <style:style style:name="T12" style:family="text">
      <style:text-properties officeooo:rsid="002f5201"/>
    </style:style>
    <style:style style:name="T13" style:family="text">
      <style:text-properties officeooo:rsid="002f7f40"/>
    </style:style>
    <style:style style:name="T14" style:family="text">
      <style:text-properties officeooo:rsid="002fa661"/>
    </style:style>
    <style:style style:name="T15" style:family="text">
      <style:text-properties officeooo:rsid="003089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rotokoll anonym utvärdering</text:h>
      <text:p text:style-name="Text_20_body">20<text:span text:style-name="T10">21</text:span>-<text:span text:style-name="T10">12</text:span>-<text:span text:style-name="T10">11</text:span></text:p>
      <text:p text:style-name="Text_20_body">Riktlinjer:</text:p>
      <text:p text:style-name="Text_20_body"><text:s text:c="4"/>• 1<text:span text:style-name="T10">0</text:span>:00-1<text:span text:style-name="T10">0</text:span>:15: <text:span text:style-name="T10">Dorren oppet</text:span></text:p>
      <text:p text:style-name="Text_20_body"><text:s text:c="4"/>• 1<text:span text:style-name="T10">0</text:span>:15-1<text:span text:style-name="T10">1</text:span>:00: Elever undervisar föräldrar</text:p>
      <text:p text:style-name="Text_20_body"><text:s text:c="4"/>• 1<text:span text:style-name="T10">1</text:span>:00-1<text:span text:style-name="T10">1</text:span>:15: Paus, <text:span text:style-name="T11">Richel</text:span> informerar utvärderare</text:p>
      <text:p text:style-name="Text_20_body"><text:s text:c="4"/>• 1<text:span text:style-name="T10">1</text:span>:15-1<text:span text:style-name="T10">1</text:span>:30: Utvärdering, <text:span text:style-name="T11">Richel </text:span>delar elever</text:p>
      <text:p text:style-name="Text_20_body">Utvärderingen består av:</text:p>
      <text:p text:style-name="Text_20_body"><text:s text:c="4"/>1. Varför?</text:p>
      <text:p text:style-name="Text_20_body"><text:s text:c="4"/>2. Hur går kursen?</text:p>
      <text:p text:style-name="Text_20_body"><text:s text:c="4"/>3. Förklaring <text:span text:style-name="T12">av </text:span>formulär</text:p>
      <text:p text:style-name="Text_20_body"><text:s text:c="4"/>4. Fyll i formuläret</text:p>
      <text:p text:style-name="Text_20_body"><text:s text:c="4"/>5. Informellt samtal</text:p>
      <text:p text:style-name="Text_20_body"><text:s text:c="4"/>6. Utarbeta resultat</text:p>
      <text:p text:style-name="Text_20_body">(1) Förklara syftet med en utvärdering [1] och varför den är anonym' [2].</text:p>
      <text:p text:style-name="Text_20_body">(2) Låt först barnen berätta objektivt hur en kurs<text:span text:style-name="T13">dag</text:span> går till, som om du <text:span text:style-name="T13">har </text:span>aldrig sett den förut: vilken tid börjar den, vad gör du när du kommer in, vad gör du efteråt osv.</text:p>
      <text:p text:style-name="Text_20_body">(3) Diskutera formuläret som ska fyllas i och förklara vad "<text:span text:style-name="T14">toppen</text:span>" och "<text:span text:style-name="T14">tips</text:span>" är [3]. Fråga? Svara på detta</text:p>
      <text:p text:style-name="Text_20_body">(4) Dela ut blanketterna och låt barnen fylla i dem tyst och individuellt tills alla har lagt ifrån sig pennan.</text:p>
      <text:p text:style-name="Text_20_body">(5) Diskutera kursen informellt. Uppmuntra dem att tänka kritiskt. Ställ provocerande frågor, till exempel "Är Richel verkligen inte för strikt?" Anteckna. När allt är sagt kan barnen gå.</text:p>
      <text:p text:style-name="Text_20_body">(6) Utveckla resultatet av diskussionen.</text:p>
      <text:p text:style-name="Text_20_body"/>
      <text:p text:style-name="Text_20_body">[1] Ta reda på vad eleverna tycker om kursen så att den kan göras ännu bättre</text:p>
      <text:p text:style-name="Text_20_body">[2] Så att eleverna vågar vara ärliga</text:p>
      <text:p text:style-name="Text_20_body">[3] 'top<text:span text:style-name="T15">pen</text:span>: saker som går bra, 'tips': saker som kan göras bättre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12T15:44:47.732228318</meta:creation-date>
    <dc:date>2021-12-10T20:27:03.510445446</dc:date>
    <meta:editing-duration>PT29M12S</meta:editing-duration>
    <meta:editing-cycles>33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204" meta:character-count="1268" meta:non-whitespace-character-count="1046"/>
  </office:meta>
</office:document-meta>
</file>